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66ffff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number-columns-repeated="4" table:default-cell-style-name="ce1"/>
        <table:table-column table:style-name="co1" table:number-columns-repeated="11" table:default-cell-style-name="Default"/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601" calcext:value-type="float">
            <text:p>601</text:p>
          </table:table-cell>
          <table:table-cell office:value-type="float" office:value="587" calcext:value-type="float">
            <text:p>587</text:p>
          </table:table-cell>
          <table:table-cell office:value-type="float" office:value="452" calcext:value-type="float">
            <text:p>4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float" office:value="1.01219512195" calcext:value-type="float">
            <text:p>1.012195122</text:p>
          </table:table-cell>
          <table:table-cell office:value-type="float" office:value="1.41463414634" calcext:value-type="float">
            <text:p>1.4146341463</text:p>
          </table:table-cell>
          <table:table-cell office:value-type="float" office:value="1.40243902439" calcext:value-type="float">
            <text:p>1.4024390244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553" calcext:value-type="float">
            <text:p>553</text:p>
          </table:table-cell>
          <table:table-cell office:value-type="float" office:value="391" calcext:value-type="float">
            <text:p>391</text:p>
          </table:table-cell>
          <table:table-cell office:value-type="float" office:value="546" calcext:value-type="float">
            <text:p>54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float" office:value="1.10975609756" calcext:value-type="float">
            <text:p>1.1097560976</text:p>
          </table:table-cell>
          <table:table-cell office:value-type="float" office:value="1.08536585366" calcext:value-type="float">
            <text:p>1.0853658537</text:p>
          </table:table-cell>
          <table:table-cell office:value-type="float" office:value="1.67073170732" calcext:value-type="float">
            <text:p>1.6707317073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647" calcext:value-type="float">
            <text:p>647</text:p>
          </table:table-cell>
          <table:table-cell office:value-type="float" office:value="577" calcext:value-type="float">
            <text:p>577</text:p>
          </table:table-cell>
          <table:table-cell office:value-type="float" office:value="556" calcext:value-type="float">
            <text:p>55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float" office:value="1.08536585366" calcext:value-type="float">
            <text:p>1.0853658537</text:p>
          </table:table-cell>
          <table:table-cell office:value-type="float" office:value="1.19512195122" calcext:value-type="float">
            <text:p>1.1951219512</text:p>
          </table:table-cell>
          <table:table-cell office:value-type="float" office:value="1.89024390244" calcext:value-type="float">
            <text:p>1.8902439024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661" calcext:value-type="float">
            <text:p>661</text:p>
          </table:table-cell>
          <table:table-cell office:value-type="float" office:value="620" calcext:value-type="float">
            <text:p>620</text:p>
          </table:table-cell>
          <table:table-cell office:value-type="float" office:value="448" calcext:value-type="float">
            <text:p>44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float" office:value="1.39024390244" calcext:value-type="float">
            <text:p>1.3902439024</text:p>
          </table:table-cell>
          <table:table-cell office:value-type="float" office:value="1.75609756098" calcext:value-type="float">
            <text:p>1.756097561</text:p>
          </table:table-cell>
          <table:table-cell office:value-type="float" office:value="1.36585365854" calcext:value-type="float">
            <text:p>1.3658536585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580" calcext:value-type="float">
            <text:p>580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float" office:value="1.19512195122" calcext:value-type="float">
            <text:p>1.1951219512</text:p>
          </table:table-cell>
          <table:table-cell office:value-type="float" office:value="1.34146341463" calcext:value-type="float">
            <text:p>1.3414634146</text:p>
          </table:table-cell>
          <table:table-cell office:value-type="float" office:value="1.76829268293" calcext:value-type="float">
            <text:p>1.7682926829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853" calcext:value-type="float">
            <text:p>853</text:p>
          </table:table-cell>
          <table:table-cell office:value-type="float" office:value="390" calcext:value-type="float">
            <text:p>390</text:p>
          </table:table-cell>
          <table:table-cell office:value-type="float" office:value="511" calcext:value-type="float">
            <text:p>51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float" office:value="1.71951219512" calcext:value-type="float">
            <text:p>1.7195121951</text:p>
          </table:table-cell>
          <table:table-cell office:value-type="float" office:value="1.09756097561" calcext:value-type="float">
            <text:p>1.0975609756</text:p>
          </table:table-cell>
          <table:table-cell office:value-type="float" office:value="1.39024390244" calcext:value-type="float">
            <text:p>1.3902439024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678" calcext:value-type="float">
            <text:p>678</text:p>
          </table:table-cell>
          <table:table-cell office:value-type="float" office:value="496" calcext:value-type="float">
            <text:p>496</text:p>
          </table:table-cell>
          <table:table-cell office:value-type="float" office:value="542" calcext:value-type="float">
            <text:p>54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3" office:value-type="float" office:value="1.20731707317" calcext:value-type="float">
            <text:p>1.2073170732</text:p>
          </table:table-cell>
          <table:table-cell office:value-type="float" office:value="1.24390243902" calcext:value-type="float">
            <text:p>1.243902439</text:p>
          </table:table-cell>
          <table:table-cell office:value-type="float" office:value="1.84146341463" calcext:value-type="float">
            <text:p>1.8414634146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658" calcext:value-type="float">
            <text:p>658</text:p>
          </table:table-cell>
          <table:table-cell office:value-type="float" office:value="629" calcext:value-type="float">
            <text:p>629</text:p>
          </table:table-cell>
          <table:table-cell office:value-type="float" office:value="519" calcext:value-type="float">
            <text:p>5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3" office:value-type="float" office:value="1.35365853659" calcext:value-type="float">
            <text:p>1.3536585366</text:p>
          </table:table-cell>
          <table:table-cell office:value-type="float" office:value="1.43902439024" calcext:value-type="float">
            <text:p>1.4390243902</text:p>
          </table:table-cell>
          <table:table-cell office:value-type="float" office:value="1.65853658537" calcext:value-type="float">
            <text:p>1.6585365854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676" calcext:value-type="float">
            <text:p>676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2" office:value-type="float" office:value="1.34146341463" calcext:value-type="float">
            <text:p>1.3414634146</text:p>
          </table:table-cell>
          <table:table-cell office:value-type="float" office:value="1.4756097561" calcext:value-type="float">
            <text:p>1.4756097561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576" calcext:value-type="float">
            <text:p>576</text:p>
          </table:table-cell>
          <table:table-cell office:value-type="float" office:value="558" calcext:value-type="float">
            <text:p>558</text:p>
          </table:table-cell>
          <table:table-cell office:value-type="float" office:value="505" calcext:value-type="float">
            <text:p>5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float" office:value="1.13414634146" calcext:value-type="float">
            <text:p>1.1341463415</text:p>
          </table:table-cell>
          <table:table-cell office:value-type="float" office:value="1.69512195122" calcext:value-type="float">
            <text:p>1.6951219512</text:p>
          </table:table-cell>
          <table:table-cell office:value-type="float" office:value="1.58536585366" calcext:value-type="float">
            <text:p>1.5853658537</text:p>
          </table:table-cell>
        </table:table-row>
        <table:table-row table:style-name="ro1" table:number-rows-repeated="10">
          <table:table-cell table:number-columns-repeated="15"/>
        </table:table-row>
        <table:table-row table:style-name="ro1">
          <table:table-cell office:value-type="string" calcext:value-type="string">
            <text:p>1r</text:p>
          </table:table-cell>
          <table:table-cell office:value-type="string" calcext:value-type="string">
            <text:p>2r</text:p>
          </table:table-cell>
          <table:table-cell office:value-type="string" calcext:value-type="string">
            <text:p>3r</text:p>
          </table:table-cell>
          <table:table-cell office:value-type="string" calcext:value-type="string">
            <text:p>4r</text:p>
          </table:table-cell>
          <table:table-cell table:number-columns-repeated="2"/>
          <table:table-cell table:style-name="ce1" office:value-type="string" calcext:value-type="string">
            <text:p>1r</text:p>
          </table:table-cell>
          <table:table-cell table:style-name="ce1" office:value-type="string" calcext:value-type="string">
            <text:p>2r</text:p>
          </table:table-cell>
          <table:table-cell table:style-name="ce1" office:value-type="string" calcext:value-type="string">
            <text:p>3r</text:p>
          </table:table-cell>
          <table:table-cell table:style-name="ce1" office:value-type="string" calcext:value-type="string">
            <text:p>4r</text:p>
          </table:table-cell>
          <table:table-cell/>
          <table:table-cell table:style-name="ce1" office:value-type="string" calcext:value-type="string">
            <text:p>1r</text:p>
          </table:table-cell>
          <table:table-cell table:style-name="ce1" office:value-type="string" calcext:value-type="string">
            <text:p>2r</text:p>
          </table:table-cell>
          <table:table-cell table:style-name="ce1" office:value-type="string" calcext:value-type="string">
            <text:p>3r</text:p>
          </table:table-cell>
          <table:table-cell table:style-name="ce1" office:value-type="string" calcext:value-type="string">
            <text:p>4r</text:p>
          </table:table-cell>
        </table:table-row>
        <table:table-row table:style-name="ro1">
          <table:table-cell table:style-name="ce2" table:formula="of:=AVERAGE([.A1:.A20])" office:value-type="float" office:value="1039.4" calcext:value-type="float">
            <text:p>1039.4</text:p>
          </table:table-cell>
          <table:table-cell table:style-name="ce2" table:formula="of:=AVERAGE([.B1:.B10])" office:value-type="float" office:value="648.3" calcext:value-type="float">
            <text:p>648.3</text:p>
          </table:table-cell>
          <table:table-cell table:style-name="ce2" table:formula="of:=AVERAGE([.C1:.C20])" office:value-type="float" office:value="525.1" calcext:value-type="float">
            <text:p>525.1</text:p>
          </table:table-cell>
          <table:table-cell table:style-name="ce2" table:formula="of:=AVERAGE([.D1:.D20])" office:value-type="float" office:value="504" calcext:value-type="float">
            <text:p>504</text:p>
          </table:table-cell>
          <table:table-cell office:value-type="string" calcext:value-type="string">
            <text:p>average</text:p>
          </table:table-cell>
          <table:table-cell/>
          <table:table-cell office:value-type="string" calcext:value-type="string">
            <text:p>meetings</text:p>
          </table:table-cell>
          <table:table-cell table:number-columns-repeated="4"/>
          <table:table-cell office:value-type="string" calcext:value-type="string">
            <text:p>time of</text:p>
          </table:table-cell>
          <table:table-cell/>
          <table:table-cell table:formula="of:=AVERAGE([.N1:.N20])" office:value-type="float" office:value="1.360975609755" calcext:value-type="float">
            <text:p>1.3609756098</text:p>
          </table:table-cell>
          <table:table-cell table:formula="of:=AVERAGE([.O1:.O20])" office:value-type="float" office:value="1.604878048782" calcext:value-type="float">
            <text:p>1.6048780488</text:p>
          </table:table-cell>
        </table:table-row>
        <table:table-row table:style-name="ro1">
          <table:table-cell table:style-name="Default" table:formula="of:=MIN([.A1:.A20])" office:value-type="float" office:value="1012" calcext:value-type="float">
            <text:p>1012</text:p>
          </table:table-cell>
          <table:table-cell table:style-name="Default" table:formula="of:=MIN([.B1:.B20])" office:value-type="float" office:value="553" calcext:value-type="float">
            <text:p>553</text:p>
          </table:table-cell>
          <table:table-cell table:style-name="Default" table:formula="of:=MIN([.C1:.C20])" office:value-type="float" office:value="390" calcext:value-type="float">
            <text:p>390</text:p>
          </table:table-cell>
          <table:table-cell table:style-name="Default" table:formula="of:=MIN([.D1:.D20])" office:value-type="float" office:value="448" calcext:value-type="float">
            <text:p>448</text:p>
          </table:table-cell>
          <table:table-cell office:value-type="string" calcext:value-type="string">
            <text:p>min</text:p>
          </table:table-cell>
          <table:table-cell table:number-columns-repeated="8"/>
          <table:table-cell office:value-type="string" calcext:value-type="string">
            <text:p>fraction</text:p>
          </table:table-cell>
          <table:table-cell/>
        </table:table-row>
        <table:table-row table:style-name="ro1">
          <table:table-cell table:style-name="Default" table:formula="of:=MAX([.A1:.A20])" office:value-type="float" office:value="1062" calcext:value-type="float">
            <text:p>1062</text:p>
          </table:table-cell>
          <table:table-cell table:style-name="Default" table:formula="of:=MAX([.B1:.B20])" office:value-type="float" office:value="853" calcext:value-type="float">
            <text:p>853</text:p>
          </table:table-cell>
          <table:table-cell table:style-name="Default" table:formula="of:=MAX([.C1:.C20])" office:value-type="float" office:value="629" calcext:value-type="float">
            <text:p>629</text:p>
          </table:table-cell>
          <table:table-cell table:style-name="Default" table:formula="of:=MAX([.D1:.D20])" office:value-type="float" office:value="556" calcext:value-type="float">
            <text:p>556</text:p>
          </table:table-cell>
          <table:table-cell office:value-type="string" calcext:value-type="string">
            <text:p>max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';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Default" table:formula="of:=SQRT(VAR([.A1:.A20]))" office:value-type="float" office:value="15.4502786742217" calcext:value-type="float">
            <text:p>15.4502786742</text:p>
          </table:table-cell>
          <table:table-cell table:style-name="Default" table:formula="of:=SQRT(VAR([.B1:.B20]))" office:value-type="float" office:value="84.9967973252849" calcext:value-type="float">
            <text:p>84.9967973253</text:p>
          </table:table-cell>
          <table:table-cell table:style-name="Default" table:formula="of:=SQRT(VAR([.C1:.C20]))" office:value-type="float" office:value="87.805909697342" calcext:value-type="float">
            <text:p>87.8059096973</text:p>
          </table:table-cell>
          <table:table-cell table:style-name="Default" table:formula="of:=SQRT(VAR([.D1:.D20]))" office:value-type="float" office:value="40.0444197804832" calcext:value-type="float">
            <text:p>40.0444197805</text:p>
          </table:table-cell>
          <table:table-cell office:value-type="string" calcext:value-type="string">
            <text:p>sigma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3">00/00/0000</text:date>, <text:time style:data-style-name="N2" text:time-value="13:26:47.1246865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4T14:19:09.547701876</meta:creation-date>
    <dc:date>2018-09-03T17:48:47.522188387</dc:date>
    <meta:editing-duration>PT17H11M31S</meta:editing-duration>
    <meta:editing-cycles>40</meta:editing-cycles>
    <meta:generator>LibreOffice/4.2.8.2$Linux_X86_64 LibreOffice_project/420m0$Build-2</meta:generator>
    <meta:document-statistic meta:table-count="1" meta:cell-count="138" meta:object-count="0"/>
  </office:meta>
</office:document-meta>
</file>